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Таблица1_28_сравнениеметодовускорения_29_" style:display-name="Таблица1(сравнениеметодовускорения)" style:family="table">
      <style:table-properties style:width="6.6931in" table:align="margins"/>
    </style:style>
    <style:style style:name="Таблица1_28_сравнениеметодовускорения_29_.A" style:display-name="Таблица1(сравнениеметодовускорения).A" style:family="table-column">
      <style:table-column-properties style:column-width="2.2313in" style:rel-column-width="21845*"/>
    </style:style>
    <style:style style:name="Таблица1_28_сравнениеметодовускорения_29_.B" style:display-name="Таблица1(сравнениеметодовускорения).B" style:family="table-column">
      <style:table-column-properties style:column-width="4.4618in" style:rel-column-width="43690*"/>
    </style:style>
    <style:style style:name="Таблица1_28_сравнениеметодовускорения_29_.A1" style:display-name="Таблица1(сравнениеметодовускорения).A1" style:family="table-cell">
      <style:table-cell-properties fo:padding="0.0382in" fo:border-left="0.05pt solid #000000" fo:border-right="none" fo:border-top="0.05pt solid #000000" fo:border-bottom="0.05pt solid #000000"/>
    </style:style>
    <style:style style:name="Таблица1_28_сравнениеметодовускорения_29_.B1" style:display-name="Таблица1(сравнениеметодовускорения).B1" style:family="table-cell">
      <style:table-cell-properties fo:padding="0.0382in" fo:border="0.05pt solid #000000"/>
    </style:style>
    <style:style style:name="Таблица1_28_сравнениеметодовускорения_29_.A2" style:display-name="Таблица1(сравнениеметодовускорения).A2" style:family="table-cell">
      <style:table-cell-properties fo:padding="0.0382in" fo:border-left="0.05pt solid #000000" fo:border-right="none" fo:border-top="none" fo:border-bottom="0.05pt solid #000000"/>
    </style:style>
    <style:style style:name="Таблица1_28_сравнениеметодовускорения_29_.B2" style:display-name="Таблица1(сравнениеметодовускорения).B2" style:family="table-cell">
      <style:table-cell-properties fo:padding="0.0382in" fo:border-left="0.05pt solid #000000" fo:border-right="0.05pt solid #000000" fo:border-top="none" fo:border-bottom="0.05pt solid #000000"/>
    </style:style>
    <style:style style:name="Таблица1_28_сравнениеметодовускорения_29_.A3" style:display-name="Таблица1(сравнениеметодовускорения).A3" style:family="table-cell">
      <style:table-cell-properties fo:background-color="transparent" fo:padding="0.0382in" fo:border-left="0.05pt solid #000000" fo:border-right="none" fo:border-top="none" fo:border-bottom="0.05pt solid #000000">
        <style:background-image/>
      </style:table-cell-properties>
    </style:style>
    <style:style style:name="P1" style:family="paragraph" style:parent-style-name="Standard">
      <style:text-properties officeooo:rsid="00171866" officeooo:paragraph-rsid="00171866"/>
    </style:style>
    <style:style style:name="P2" style:family="paragraph" style:parent-style-name="Standard">
      <style:text-properties officeooo:rsid="00171866" officeooo:paragraph-rsid="001819ac"/>
    </style:style>
    <style:style style:name="P3" style:family="paragraph" style:parent-style-name="Standard">
      <style:text-properties officeooo:rsid="00173e26" officeooo:paragraph-rsid="00173e26"/>
    </style:style>
    <style:style style:name="T1" style:family="text">
      <style:text-properties officeooo:rsid="00173e26"/>
    </style:style>
    <style:style style:name="T2" style:family="text">
      <style:text-properties officeooo:rsid="001819ac"/>
    </style:style>
    <style:style style:name="T3" style:family="text">
      <style:text-properties officeooo:rsid="00195d69"/>
    </style:style>
    <style:style style:name="T4" style:family="text">
      <style:text-properties officeooo:rsid="0019d1f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p>
      <text:p text:style-name="P1">Вывод</text:p>
      <text:p text:style-name="P1">Было реализовано 2 итерационных алгоритма: метод Якоби и SOR(w). <text:s/>Для метода SOR(w), <text:s/>экспериментальным путем было установлено, что оптимальное значение параметра релаксации w – 1.<text:span text:style-name="T3">0</text:span>. Было проведено сравнение количества шагов, необходимых обоим методам для достижения требуемой точности. В ходе эксперимента выяснилось, что скорость сходимости метода SOR(w) выше. Например, метод Якоби сходится за <text:span text:style-name="T3">17</text:span> шагов, а <text:span text:style-name="T1">SOR(1.5) за 7 шагов. Матрица A выбиралась таким образом, чтобы решением системы был единичный столбец.</text:span></text:p>
      <text:p text:style-name="P3">3)</text:p>
      <text:p text:style-name="P3">Вывод</text:p>
      <text:p text:style-name="P2">Было реализовано <text:span text:style-name="T2">4</text:span> итерационных алгоритма: оптимальный итерационный процесс, чебышевское ускорение и ускорение по методу сопряженных градиентов. Эти алгоритмы ускорения применялись для метода Якоби. Было проведено сравнение количества шагов, необходимых обоим методам для достижения требуемой точности. Число шагов, необходимых для достижения заданной точности для описанного ниже примера приведены в таблице <text:span text:style-name="T2">1. Матрица A выбиралась таким образом, чтобы решением системы был единичный столбец(размер 20х20). Во всех случаях оптимизовался итерационный процесс для метода Якоби.</text:span></text:p>
      <text:p text:style-name="P2"/>
      <table:table table:name="Таблица1(сравнениеметодовускорения)" table:style-name="Таблица1_28_сравнениеметодовускорения_29_">
        <table:table-column table:style-name="Таблица1_28_сравнениеметодовускорения_29_.A"/>
        <table:table-column table:style-name="Таблица1_28_сравнениеметодовускорения_29_.B"/>
        <table:table-row>
          <table:table-cell table:style-name="Таблица1_28_сравнениеметодовускорения_29_.A1" office:value-type="string">
            <text:p text:style-name="Table_20_Contents">Оптимальный итерационный процесс</text:p>
          </table:table-cell>
          <table:table-cell table:style-name="Таблица1_28_сравнениеметодовускорения_29_.B1" office:value-type="string">
            <text:p text:style-name="Table_20_Contents"><text:span text:style-name="T4">21</text:span> шагов</text:p>
          </table:table-cell>
        </table:table-row>
        <table:table-row>
          <table:table-cell table:style-name="Таблица1_28_сравнениеметодовускорения_29_.A2" office:value-type="string">
            <text:p text:style-name="Table_20_Contents">Чебышевское ускорение</text:p>
          </table:table-cell>
          <table:table-cell table:style-name="Таблица1_28_сравнениеметодовускорения_29_.B2" office:value-type="string">
            <text:p text:style-name="Table_20_Contents"><text:span text:style-name="T4">33 </text:span>шагов</text:p>
          </table:table-cell>
        </table:table-row>
        <table:table-row>
          <table:table-cell table:style-name="Таблица1_28_сравнениеметодовускорения_29_.A3" office:value-type="string">
            <text:p text:style-name="Table_20_Contents">Ускорение по методу сопряженных градиентов</text:p>
          </table:table-cell>
          <table:table-cell table:style-name="Таблица1_28_сравнениеметодовускорения_29_.B2" office:value-type="string">
            <text:p text:style-name="Table_20_Contents"><text:span text:style-name="T4">2</text:span> шагов</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4T21:49:54.762527000</meta:creation-date>
    <dc:date>2014-11-30T20:34:54.303290000</dc:date>
    <meta:editing-duration>PT25M20S</meta:editing-duration>
    <meta:editing-cycles>3</meta:editing-cycles>
    <meta:generator>LibreOffice/4.3.0.4$MacOSX_x86 LibreOffice_project/62ad5818884a2fc2e5780dd45466868d41009ec0</meta:generator>
    <meta:document-statistic meta:table-count="1" meta:image-count="0" meta:object-count="0" meta:page-count="1" meta:paragraph-count="12" meta:word-count="159" meta:character-count="1219" meta:non-whitespace-character-count="1069"/>
  </office:meta>
</office:document-meta>
</file>